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officeooo:paragraph-rsid="001cd400"/>
    </style:style>
    <style:style style:name="P4" style:family="paragraph" style:parent-style-name="Standard" style:list-style-name="L3">
      <style:text-properties officeooo:paragraph-rsid="001cd400"/>
    </style:style>
    <style:style style:name="T1" style:family="text">
      <style:text-properties officeooo:rsid="001cd4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en Computer Graphics 2019 - Sistema solar.</text:p>
      <text:p text:style-name="Standard">Realizado por:</text:p>
      <text:list xml:id="list4254713062" text:style-name="L1">
        <text:list-item>
          <text:p text:style-name="P2">Linnea Jakobsson, linja571</text:p>
        </text:list-item>
        <text:list-item>
          <text:p text:style-name="P2">Niklas Pagi, Nikpa992</text:p>
          <text:p text:style-name="P2"/>
        </text:list-item>
      </text:list>
      <text:p text:style-name="Standard">Requisitos para el proyecto a cumplir:</text:p>
      <text:list xml:id="list493658881" text:style-name="L2">
        <text:list-item>
          <text:p text:style-name="P3">El centro del sistema solar será un sol (un objeto esférico que actúa como fuente de luz en todas las direcciones)</text:p>
        </text:list-item>
        <text:list-item>
          <text:p text:style-name="P3">El sistema solar debe estar en un skybox con "textura de espacio"</text:p>
        </text:list-item>
        <text:list-item>
          <text:p text:style-name="P3">Se deben implementar al menos 2 planetas (objetos esféricos con alguna forma de <text:span text:style-name="T1">t</text:span>erreno y textura que reflejan la luz y crean sombras.</text:p>
        </text:list-item>
        <text:list-item>
          <text:p text:style-name="P3">Los planetas giran alrededor del sol en sus propias órbitas.</text:p>
        </text:list-item>
        <text:list-item>
          <text:p text:style-name="P3">Los planetas deben tener al menos un satélite cada uno (fuentes de luz). Los satélites deberían <text:span text:style-name="T1">g</text:span>ira<text:span text:style-name="T1">r</text:span> alrededor de los planetas.</text:p>
        </text:list-item>
        <text:list-item>
          <text:p text:style-name="P3">Se debe implementar una nave espacial (intenta usar Blender para hacer un modelo)</text:p>
        </text:list-item>
        <text:list-item>
          <text:p text:style-name="P3">La nave debe poder dirigir hacia adelante, hacia atrás, hacia arriba, hacia abajo y girar alrededor de uno <text:span text:style-name="T1">de los </text:span>eje<text:span text:style-name="T1">s</text:span></text:p>
        </text:list-item>
        <text:list-item>
          <text:p text:style-name="P3">La nave espacial debería poder aterrizar en un planeta. Las colisiones deben ser manejadas de manera <text:span text:style-name="T1">q</text:span>ue la nave espacial no pase por planetas, soles, satélites.</text:p>
        </text:list-item>
        <text:list-item>
          <text:p text:style-name="P3">La cámara debe seguir la nave espacial.</text:p>
          <text:p text:style-name="P3"/>
        </text:list-item>
      </text:list>
      <text:p text:style-name="Standard">Requisitos para el proyecto que cumplan con los requisitos de tiempo:</text:p>
      <text:list xml:id="list2594410978" text:style-name="L3">
        <text:list-item>
          <text:p text:style-name="P4">Implementar asteroides o similares que floten en el espacio, ya sea o mover de alguna manera</text:p>
        </text:list-item>
        <text:list-item>
          <text:p text:style-name="P4">Múltiples posiciones de la cámara (por ejemplo, una que sigue a la cámara y otra en un plano).</text:p>
        </text:list-item>
        <text:list-item>
          <text:p text:style-name="P4">Agregue estrellas al sistema, (pequeñas fuentes de luz débil de diferentes colores)</text:p>
        </text:list-item>
        <text:list-item>
          <text:p text:style-name="P4">Haz de la superficie de cualquier objeto un espejo que refleje lo más cercano artículos</text:p>
        </text:list-item>
        <text:list-item>
          <text:p text:style-name="P4">Control avanzado de la nave espacial.</text:p>
        </text:list-item>
        <text:list-item>
          <text:p text:style-name="P4">Más planet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2:20:07.570683713</meta:creation-date>
    <dc:date>2019-04-14T12:42:59.838326347</dc:date>
    <meta:editing-duration>PT2M31S</meta:editing-duration>
    <meta:editing-cycles>1</meta:editing-cycles>
    <meta:document-statistic meta:table-count="0" meta:image-count="0" meta:object-count="0" meta:page-count="1" meta:paragraph-count="22" meta:word-count="274" meta:character-count="1557" meta:non-whitespace-character-count="1322"/>
    <meta:generator>LibreOffice/6.0.7.3$Linux_X86_64 LibreOffice_project/00m0$Build-3</meta:generator>
  </office:meta>
</office:document-meta>
</file>